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fo:language="en" fo:country="US"/>
    </style:style>
    <style:style style:name="P4" style:family="paragraph" style:parent-style-name="Standard">
      <style:paragraph-properties fo:margin-top="0cm" fo:margin-bottom="0cm" fo:line-height="100%"/>
      <style:text-properties fo:language="en" fo:country="US" fo:font-style="italic" fo:font-weight="bold" style:font-style-asian="italic" style:font-weight-asian="bold"/>
    </style:style>
    <style:style style:name="P5" style:family="paragraph" style:parent-style-name="Standard">
      <style:paragraph-properties fo:margin-top="0cm" fo:margin-bottom="0cm" fo:line-height="100%"/>
      <style:text-properties fo:language="en" fo:country="US" fo:font-weight="bold" style:font-weight-asian="bold"/>
    </style:style>
    <style:style style:name="P6" style:family="paragraph" style:parent-style-name="Standard">
      <style:paragraph-properties fo:margin-left="1.249cm" fo:margin-right="0cm" fo:margin-top="0cm" fo:margin-bottom="0cm" fo:line-height="100%" fo:text-indent="0cm" style:auto-text-indent="false"/>
      <style:text-properties fo:language="en" fo:country="US"/>
    </style:style>
    <style:style style:name="P7" style:family="paragraph" style:parent-style-name="Standard">
      <style:paragraph-properties fo:margin-left="1.249cm" fo:margin-right="0cm" fo:margin-top="0cm" fo:margin-bottom="0cm" fo:line-height="100%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fo:line-height="100%" fo:text-indent="1.249cm" style:auto-text-indent="false"/>
    </style:style>
    <style:style style:name="P9" style:family="paragraph" style:parent-style-name="List_20_Paragraph">
      <style:text-properties fo:language="en" fo:country="US"/>
    </style:style>
    <style:style style:name="P10" style:family="paragraph" style:parent-style-name="List_20_Paragraph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/>
    </style:style>
    <style:style style:name="P11" style:family="paragraph" style:parent-style-name="List_20_Paragraph" style:list-style-name="WWNum9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/>
    </style:style>
    <style:style style:name="P12" style:family="paragraph" style:parent-style-name="List_20_Paragraph" style:list-style-name="WWNum8"/>
    <style:style style:name="P13" style:family="paragraph" style:parent-style-name="List_20_Paragraph" style:list-style-name="WWNum9"/>
    <style:style style:name="P14" style:family="paragraph" style:parent-style-name="List_20_Paragraph" style:list-style-name="WWNum10"/>
    <style:style style:name="P15" style:family="paragraph" style:parent-style-name="List_20_Paragraph">
      <style:paragraph-properties fo:margin-top="0cm" fo:margin-bottom="0cm" fo:line-height="100%"/>
    </style:style>
    <style:style style:name="P16" style:family="paragraph" style:parent-style-name="List_20_Paragraph" style:list-style-name="WWNum1">
      <style:paragraph-properties fo:margin-top="0cm" fo:margin-bottom="0cm" fo:line-height="100%"/>
    </style:style>
    <style:style style:name="P17" style:family="paragraph" style:parent-style-name="List_20_Paragraph" style:list-style-name="WWNum3">
      <style:paragraph-properties fo:margin-top="0cm" fo:margin-bottom="0cm" fo:line-height="100%"/>
    </style:style>
    <style:style style:name="P18" style:family="paragraph" style:parent-style-name="List_20_Paragraph" style:list-style-name="WWNum5">
      <style:paragraph-properties fo:margin-top="0cm" fo:margin-bottom="0cm" fo:line-height="100%"/>
    </style:style>
    <style:style style:name="P19" style:family="paragraph" style:parent-style-name="List_20_Paragraph" style:list-style-name="WWNum2">
      <style:paragraph-properties fo:margin-top="0cm" fo:margin-bottom="0cm" fo:line-height="100%"/>
    </style:style>
    <style:style style:name="P20" style:family="paragraph" style:parent-style-name="List_20_Paragraph" style:list-style-name="WWNum6">
      <style:paragraph-properties fo:margin-top="0cm" fo:margin-bottom="0cm" fo:line-height="100%"/>
    </style:style>
    <style:style style:name="P21" style:family="paragraph" style:parent-style-name="List_20_Paragraph" style:list-style-name="WWNum7">
      <style:paragraph-properties fo:margin-top="0cm" fo:margin-bottom="0cm" fo:line-height="100%"/>
    </style:style>
    <style:style style:name="P22" style:family="paragraph" style:parent-style-name="List_20_Paragraph">
      <style:paragraph-properties fo:margin-top="0cm" fo:margin-bottom="0cm" fo:line-height="100%"/>
      <style:text-properties fo:language="en" fo:country="US"/>
    </style:style>
    <style:style style:name="P23" style:family="paragraph" style:parent-style-name="List_20_Paragraph">
      <style:paragraph-properties fo:margin-left="1.27cm" fo:margin-right="0cm" fo:margin-top="0cm" fo:margin-bottom="0cm" fo:line-height="100%" fo:text-indent="1.228cm" style:auto-text-indent="false"/>
    </style:style>
    <style:style style:name="P24" style:family="paragraph" style:parent-style-name="Contents_20_Heading" style:master-page-name="Standard">
      <style:paragraph-properties style:page-number="auto"/>
    </style:style>
    <style:style style:name="P2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style:text-underline-style="solid" style:text-underline-width="auto" style:text-underline-color="font-color"/>
    </style:style>
    <style:style style:name="T6" style:family="text">
      <style:text-properties text:display="none"/>
    </style:style>
    <style:style style:name="T7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_RefHeading__460_116078670">Chapter 1: How to give a static IP address for Ethernet connection?<text:tab/>1</text:a></text:p>
          <text:p text:style-name="P25"><text:a xlink:type="simple" xlink:href="#__RefHeading__462_116078670">Chapter 2: How to change the keyboard language?<text:tab/>2</text:a></text:p>
          <text:p text:style-name="P25"><text:a xlink:type="simple" xlink:href="#__RefHeading__464_116078670">Chapter 3: How to display the screen of the Raspberry on a laptop?<text:tab/>2</text:a></text:p>
          <text:p text:style-name="P25"><text:a xlink:type="simple" xlink:href="#__RefHeading__466_116078670">Chapter 4: How to enable SSH server?<text:tab/>2</text:a></text:p>
          <text:p text:style-name="P25"><text:a xlink:type="simple" xlink:href="#__RefHeading__468_116078670">Chapter 5: How to setup WiFi on Raspberry Pi 2 using USB Dongle?<text:tab/>2</text:a></text:p>
          <text:p text:style-name="P25"><text:a xlink:type="simple" xlink:href="#__RefHeading__470_116078670">Chapter 6: How to send SMS on Raspberry Pi using Dongle 3G?<text:tab/>3</text:a></text:p>
          <text:p text:style-name="P25"><text:a xlink:type="simple" xlink:href="#__RefHeading__472_116078670">Chapter 7: How to install mysql-server?<text:tab/>4</text:a></text:p>
        </text:index-body>
      </text:table-of-content>
      <text:p text:style-name="Standard"><text:a xlink:type="simple" xlink:href="#_Toc26196848" text:style-name="Internet_20_link" text:visited-style-name="Visited_20_Internet_20_Link"><text:span text:style-name="T6"/></text:a></text:p>
      <text:list xml:id="list6602250218661803373" text:style-name="Outline">
        <text:list-item>
          <text:h text:style-name="Heading_20_1" text:outline-level="1"><text:bookmark-start text:name="__RefHeading__460_116078670"/><text:bookmark-start text:name="_Toc26196848"/><text:bookmark text:name="_GoBack"/><text:span text:style-name="T1">Chapter 1: How to give a static IP address for Ethernet connection?</text:span><text:bookmark-end text:name="__RefHeading__460_116078670"/><text:bookmark-end text:name="_Toc26196848"/></text:h>
        </text:list-item>
      </text:list>
      <text:p text:style-name="P2"><text:span text:style-name="T1">First way</text:span></text:p>
      <text:p text:style-name="P2"><text:span text:style-name="T1">Link: <text:s/></text:span><text:a xlink:type="simple" xlink:href="https://www.electronicshub.org/setup-static-ip-address-raspberry-pi/" text:style-name="Internet_20_link" text:visited-style-name="Visited_20_Internet_20_Link">https://www.electronicshub.org/setup-static-ip-address-raspberry-pi/</text:a></text:p>
      <text:p text:style-name="P3"/>
      <text:list xml:id="list7058068842527149734" text:style-name="WWNum1">
        <text:list-item>
          <text:p text:style-name="P16"><text:span text:style-name="T1">Connect the Raspberry to a screen with a HDMI cable.</text:span></text:p>
        </text:list-item>
        <text:list-item>
          <text:p text:style-name="P16"><text:span text:style-name="T1">Open the Terminal of the Raspberry.</text:span></text:p>
        </text:list-item>
        <text:list-item>
          <text:p text:style-name="P16"><text:span text:style-name="T1">Type this command: </text:span><text:span text:style-name="T2">ifconfig</text:span></text:p>
        </text:list-item>
      </text:list>
      <text:p text:style-name="P15"><text:span text:style-name="T1">You will find all adapters for Internet connection.</text:span></text:p>
      <text:p text:style-name="P22"/>
      <text:list xml:id="list30640539" text:continue-numbering="true" text:style-name="WWNum1">
        <text:list-item>
          <text:p text:style-name="P16"><text:span text:style-name="T1">Type this command: </text:span><text:span text:style-name="T2">route –n</text:span></text:p>
        </text:list-item>
      </text:list>
      <text:p text:style-name="P15"><text:span text:style-name="T1">You will find an IP routing table for the kernel.</text:span></text:p>
      <text:p text:style-name="P22"/>
      <text:list xml:id="list30642948" text:continue-numbering="true" text:style-name="WWNum1">
        <text:list-item>
          <text:p text:style-name="P16"><text:span text:style-name="T1">Type this command: </text:span><text:span text:style-name="T2">cat /etc/resolv.conf</text:span></text:p>
        </text:list-item>
      </text:list>
      <text:p text:style-name="P15"><text:span text:style-name="T1">You will find all the DNS servers.</text:span></text:p>
      <text:p text:style-name="P22"/>
      <text:list xml:id="list30646178" text:continue-numbering="true" text:style-name="WWNum1">
        <text:list-item>
          <text:p text:style-name="P16"><text:span text:style-name="T1">Type this command: </text:span><text:span text:style-name="T2">sudo nano /etc/dhcpcd.conf</text:span></text:p>
        </text:list-item>
      </text:list>
      <text:p text:style-name="P15"><text:span text:style-name="T1">Insert the following lines after the line “nohook lookup-hostname”:</text:span></text:p>
      <text:list xml:id="list2689281241160818048" text:style-name="WWNum3">
        <text:list-item>
          <text:p text:style-name="P17"><text:span text:style-name="T1">interface eth0</text:span></text:p>
        </text:list-item>
        <text:list-item>
          <text:p text:style-name="P17"><text:span text:style-name="T1">static ip_address=192.168.0.10/24</text:span></text:p>
        </text:list-item>
        <text:list-item>
          <text:p text:style-name="P17"><text:span text:style-name="T1">static routers=192.168.0.1</text:span></text:p>
        </text:list-item>
        <text:list-item>
          <text:p text:style-name="P17"><text:span text:style-name="T1">static domain_name_servers=192.168.0.1</text:span></text:p>
        </text:list-item>
      </text:list>
      <text:p text:style-name="P6"/>
      <text:p text:style-name="P7"><text:span text:style-name="T1">Save the changes and close the file.</text:span></text:p>
      <text:p text:style-name="P6"/>
      <text:list xml:id="list30645099" text:continue-list="list30646178" text:style-name="WWNum1">
        <text:list-item>
          <text:p text:style-name="P16"><text:span text:style-name="T1">Type this command: </text:span><text:span text:style-name="T2">sudo reboot</text:span></text:p>
        </text:list-item>
      </text:list>
      <text:p text:style-name="P3"/>
      <text:p text:style-name="P2"><text:span text:style-name="T1">Second way (Recommended)</text:span></text:p>
      <text:p text:style-name="P2"><text:span text:style-name="T1">Link: </text:span><text:a xlink:type="simple" xlink:href="https://raspberrypi.stackexchange.com/questions/37920/how-do-i-set-up-networking-wifi-static-ip-address" text:style-name="Internet_20_link" text:visited-style-name="Visited_20_Internet_20_Link">https://raspberrypi.stackexchange.com/questions/37920/how-do-i-set-up-networking-wifi-static-ip-address</text:a></text:p>
      <text:p text:style-name="P3"/>
      <text:list xml:id="list5268339489822922453" text:style-name="WWNum5">
        <text:list-item>
          <text:p text:style-name="P18"><text:span text:style-name="T1">Connect the Raspberry to a screen with a HDMI cable.</text:span></text:p>
        </text:list-item>
        <text:list-item>
          <text:p text:style-name="P18"><text:span text:style-name="T1">Open the Terminal of the Raspberry.</text:span></text:p>
        </text:list-item>
        <text:list-item>
          <text:p text:style-name="P18"><text:span text:style-name="T1">Type this command: </text:span><text:span text:style-name="T2">sudo nano /etc/network/interfaces</text:span></text:p>
        </text:list-item>
      </text:list>
      <text:p text:style-name="P15"><text:span text:style-name="T1">Add the following lines into the file:</text:span></text:p>
      <text:p text:style-name="P8"><text:span text:style-name="T2">iface eth0 inet static</text:span></text:p>
      <text:p text:style-name="P2"><text:soft-page-break/><text:span text:style-name="T2"><text:s text:c="8"/><text:tab/><text:tab/>address 192.168.0.10</text:span></text:p>
      <text:p text:style-name="P2"><text:span text:style-name="T2"><text:s text:c="8"/><text:tab/><text:tab/>netmask 255.255.255.0</text:span></text:p>
      <text:p text:style-name="P2"><text:span text:style-name="T2"><text:s text:c="8"/><text:tab/><text:tab/>gateway 192.168.0.1</text:span></text:p>
      <text:p text:style-name="P4"/>
      <text:list xml:id="list30650007" text:continue-numbering="true" text:style-name="WWNum5">
        <text:list-item>
          <text:p text:style-name="P18"><text:span text:style-name="T1">Type this command: </text:span><text:span text:style-name="T2">sudo reboot</text:span></text:p>
        </text:list-item>
      </text:list>
      <text:list xml:id="list30629694" text:continue-list="list6602250218661803373" text:style-name="Outline">
        <text:list-item>
          <text:h text:style-name="Heading_20_1" text:outline-level="1"><text:bookmark-start text:name="__RefHeading__462_116078670"/><text:bookmark-start text:name="_Toc26196849"/><text:span text:style-name="T1">Chapter 2: How to change the keyboard language?</text:span><text:bookmark-end text:name="__RefHeading__462_116078670"/><text:bookmark-end text:name="_Toc26196849"/></text:h>
        </text:list-item>
      </text:list>
      <text:p text:style-name="P2"><text:span text:style-name="T1">Link: </text:span><text:a xlink:type="simple" xlink:href="https://raspberrypi.stackexchange.com/questions/10060/raspbian-keyboard-layout" text:style-name="Internet_20_link" text:visited-style-name="Visited_20_Internet_20_Link">https://raspberrypi.stackexchange.com/questions/10060/raspbian-keyboard-layout</text:a></text:p>
      <text:list xml:id="list8006895523416826970" text:style-name="WWNum2">
        <text:list-item>
          <text:p text:style-name="P19"><text:span text:style-name="T1">Open the shell.</text:span></text:p>
        </text:list-item>
        <text:list-item>
          <text:p text:style-name="P19"><text:span text:style-name="T1">Type this command: </text:span><text:span text:style-name="T2">setxkbmap fr or setxkbmap en</text:span><text:span text:style-name="T1">.</text:span></text:p>
        </text:list-item>
      </text:list>
      <text:p text:style-name="P15"><text:span text:style-name="T1">It depends of the language.</text:span></text:p>
      <text:list xml:id="list30627273" text:continue-list="list30629694" text:style-name="Outline">
        <text:list-item>
          <text:h text:style-name="Heading_20_1" text:outline-level="1"><text:bookmark-start text:name="__RefHeading__464_116078670"/><text:bookmark-start text:name="_Toc26196850"/><text:span text:style-name="T1">Chapter 3: How to display the screen of the Raspberry on a laptop?</text:span><text:bookmark-end text:name="__RefHeading__464_116078670"/><text:bookmark-end text:name="_Toc26196850"/></text:h>
        </text:list-item>
      </text:list>
      <text:p text:style-name="P2"><text:span text:style-name="T1">Link: </text:span><text:a xlink:type="simple" xlink:href="https://maker.pro/raspberry-pi/tutorial/how-to-connect-a-raspberry-pi-to-a-laptop-display" text:style-name="Internet_20_link" text:visited-style-name="Visited_20_Internet_20_Link">https://maker.pro/raspberry-pi/tutorial/how-to-connect-a-raspberry-pi-to-a-laptop-display</text:a></text:p>
      <text:p text:style-name="P3"/>
      <text:p text:style-name="P3"/>
      <text:list xml:id="list30622676" text:continue-numbering="true" text:style-name="Outline">
        <text:list-item>
          <text:h text:style-name="Heading_20_1" text:outline-level="1"><text:bookmark-start text:name="__RefHeading__466_116078670"/><text:bookmark-start text:name="_Toc26196851"/><text:span text:style-name="T1">Chapter 4: How to enable SSH server?</text:span><text:bookmark-end text:name="__RefHeading__466_116078670"/><text:bookmark-end text:name="_Toc26196851"/></text:h>
        </text:list-item>
      </text:list>
      <text:p text:style-name="P2"><text:span text:style-name="T1">Link: </text:span><text:a xlink:type="simple" xlink:href="https://www.raspberrypi.org/documentation/remote-access/ssh/" text:style-name="Internet_20_link" text:visited-style-name="Visited_20_Internet_20_Link">https://www.raspberrypi.org/documentation/remote-access/ssh/</text:a></text:p>
      <text:p text:style-name="P3"/>
      <text:list xml:id="list7874434252856972773" text:style-name="WWNum6">
        <text:list-item>
          <text:p text:style-name="P20"><text:span text:style-name="T1">Open the shell.</text:span></text:p>
        </text:list-item>
        <text:list-item>
          <text:p text:style-name="P20"><text:span text:style-name="T1">Type this command: </text:span><text:span text:style-name="T4">sudo raspi-config</text:span></text:p>
        </text:list-item>
        <text:list-item>
          <text:p text:style-name="P20"><text:span text:style-name="T1">Choose the SSH option.</text:span></text:p>
        </text:list-item>
        <text:list-item>
          <text:p text:style-name="P20"><text:span text:style-name="T1">Choose “Yes” to enable the SSH server.</text:span></text:p>
        </text:list-item>
        <text:list-item>
          <text:p text:style-name="P20"><text:span text:style-name="T1">Quit the wizard for the configuration.</text:span></text:p>
        </text:list-item>
        <text:list-item>
          <text:p text:style-name="P20"><text:span text:style-name="T1">Type this command: </text:span><text:span text:style-name="T4">sudo reboot</text:span></text:p>
        </text:list-item>
      </text:list>
      <text:list xml:id="list30638877" text:continue-list="list30622676" text:style-name="Outline">
        <text:list-item>
          <text:h text:style-name="Heading_20_1" text:outline-level="1"><text:bookmark-start text:name="__RefHeading__468_116078670"/><text:bookmark-start text:name="_Toc26196852"/><text:span text:style-name="T1">Chapter 5: How to setup WiFi on Raspberry Pi 2 using USB Dongle?</text:span><text:bookmark-end text:name="__RefHeading__468_116078670"/><text:bookmark-end text:name="_Toc26196852"/></text:h>
        </text:list-item>
      </text:list>
      <text:p text:style-name="P2"><text:span text:style-name="T1">Link: </text:span><text:a xlink:type="simple" xlink:href="https://www.electronicshub.org/setup-wifi-raspberry-pi-2-using-usb-dongle/" text:style-name="Internet_20_link" text:visited-style-name="Visited_20_Internet_20_Link">https://www.electronicshub.org/setup-wifi-raspberry-pi-2-using-usb-dongle/</text:a></text:p>
      <text:p text:style-name="P3"/>
      <text:list xml:id="list3858340982466029363" text:style-name="WWNum7">
        <text:list-item>
          <text:p text:style-name="P21"><text:span text:style-name="T1">Open the shell.</text:span></text:p>
        </text:list-item>
        <text:list-item>
          <text:p text:style-name="P21"><text:span text:style-name="T1">Type this command: </text:span><text:span text:style-name="T4">dmesg | more</text:span></text:p>
        </text:list-item>
        <text:list-item>
          <text:p text:style-name="P21"><text:span text:style-name="T1">Type this command: </text:span><text:span text:style-name="T4">sudo nano /etc/network/interfaces</text:span></text:p>
        </text:list-item>
      </text:list>
      <text:p text:style-name="P15"><text:span text:style-name="T1">Insert the following lines:</text:span></text:p>
      <text:p text:style-name="P15"><text:span text:style-name="T4">auto lo</text:span></text:p>
      <text:p text:style-name="P15"><text:span text:style-name="T4">iface lo inet loopback</text:span></text:p>
      <text:p text:style-name="P15"><text:span text:style-name="T4">iface eth0 inet manual</text:span></text:p>
      <text:p text:style-name="P5"/>
      <text:p text:style-name="P15"><text:span text:style-name="T4">allow-hotplug wlan0</text:span></text:p>
      <text:p text:style-name="P15"><text:span text:style-name="T4">iface wlan0 inet manual</text:span></text:p>
      <text:p text:style-name="P15"><text:span text:style-name="T4">wpa-roam /etc/wpa_supplicant/wpa_supplicant.conf</text:span></text:p>
      <text:p text:style-name="P3"/>
      <text:list xml:id="list30633397" text:continue-numbering="true" text:style-name="WWNum7">
        <text:list-item>
          <text:p text:style-name="P21"><text:span text:style-name="T1">Type this command: </text:span><text:span text:style-name="T2">sudo nano /etc/wpa_supplicant/wpa_supplicant.conf</text:span></text:p>
        </text:list-item>
      </text:list>
      <text:p text:style-name="P15"><text:span text:style-name="T1">Insert the following lines after this line “update_config=1”:</text:span></text:p>
      <text:p text:style-name="P15"><text:span text:style-name="T1"><text:tab/></text:span><text:span text:style-name="T4">network={</text:span></text:p>
      <text:p text:style-name="P23"><text:span text:style-name="T4">ssid=”Name of WiFi Network”</text:span></text:p>
      <text:p text:style-name="P23"><text:span text:style-name="T4">psk=”Password of the WiFi Network”</text:span></text:p>
      <text:p text:style-name="P23"><text:soft-page-break/><text:span text:style-name="T4">proto=RSN</text:span></text:p>
      <text:p text:style-name="P23"><text:span text:style-name="T4">key_mgmt=WPA-PSK</text:span></text:p>
      <text:p text:style-name="P23"><text:span text:style-name="T4">pairwise=CCMP TKIP</text:span></text:p>
      <text:p text:style-name="P23"><text:span text:style-name="T4">group=CCMP TKIP</text:span></text:p>
      <text:p text:style-name="P23"><text:span text:style-name="T4">id_str=”Name of WiFi Network”</text:span></text:p>
      <text:p text:style-name="P23"><text:span text:style-name="T4">}</text:span></text:p>
      <text:p text:style-name="P5"/>
      <text:list xml:id="list30647942" text:continue-numbering="true" text:style-name="WWNum7">
        <text:list-item>
          <text:p text:style-name="P21"><text:span text:style-name="T1">Type this command: </text:span><text:span text:style-name="T2">sudo reboot</text:span></text:p>
        </text:list-item>
        <text:list-item>
          <text:p text:style-name="P21"><text:span text:style-name="T1">Type this command: </text:span><text:span text:style-name="T2">ifconfig</text:span></text:p>
        </text:list-item>
        <text:list-item>
          <text:p text:style-name="P21"><text:span text:style-name="T1">Type this command: sudo ping </text:span><text:a xlink:type="simple" xlink:href="http://www.google.com" text:style-name="Internet_20_link" text:visited-style-name="Visited_20_Internet_20_Link">www.google.com</text:a></text:p>
        </text:list-item>
      </text:list>
      <text:p text:style-name="P15"><text:span text:style-name="T1">You will see the statistics for the packets.</text:span></text:p>
      <text:p text:style-name="P22"/>
      <text:list xml:id="list30637189" text:continue-list="list30638877" text:style-name="Outline">
        <text:list-item>
          <text:h text:style-name="Heading_20_1" text:outline-level="1"><text:bookmark-start text:name="__RefHeading__470_116078670"/><text:bookmark-start text:name="_Toc26196853"/><text:span text:style-name="T1">Chapter 6: How to send SMS on Raspberry Pi using Dongle 3G?</text:span><text:bookmark-end text:name="__RefHeading__470_116078670"/><text:bookmark-end text:name="_Toc26196853"/></text:h>
        </text:list-item>
      </text:list>
      <text:p text:style-name="Standard"><text:span text:style-name="T1">Link: </text:span><text:a xlink:type="simple" xlink:href="https://raspbian-france.fr/envoyer-sms-raspberry-pi/" text:style-name="Internet_20_link" text:visited-style-name="Visited_20_Internet_20_Link">https://raspbian-france.fr/envoyer-sms-raspberry-pi/</text:a></text:p>
      <text:p text:style-name="Standard"><text:span text:style-name="T7">First way</text:span></text:p>
      <text:list xml:id="list4326284867645514993" text:style-name="WWNum8">
        <text:list-item>
          <text:p text:style-name="P12"><text:span text:style-name="T1">Check if your USB 3G dongle is supported by Gammu on this website: </text:span><text:a xlink:type="simple" xlink:href="https://wammu.eu/phones/" text:style-name="Internet_20_link" text:visited-style-name="Visited_20_Internet_20_Link">https://wammu.eu/phones/</text:a></text:p>
        </text:list-item>
        <text:list-item>
          <text:p text:style-name="P12"><text:span text:style-name="T1">Type this command : </text:span><text:span text:style-name="T2">wget -O raspisms.deb </text:span><text:a xlink:type="simple" xlink:href="http://raspisms.raspbian-france.fr/download/raspisms-2.0.deb" text:style-name="Internet_20_link" text:visited-style-name="Visited_20_Internet_20_Link">http://raspisms.raspbian-france.fr/download/raspisms-2.0.deb</text:a></text:p>
        </text:list-item>
        <text:list-item>
          <text:p text:style-name="P12"><text:span text:style-name="T1">Type this command: </text:span><text:span text:style-name="T2">sudo aptitude update</text:span></text:p>
        </text:list-item>
        <text:list-item>
          <text:p text:style-name="P12"><text:span text:style-name="T1">Type this command: </text:span><text:span text:style-name="T2">sudo aptitude upgrade</text:span></text:p>
        </text:list-item>
        <text:list-item>
          <text:p text:style-name="P12"><text:span text:style-name="T1">Type this command: </text:span><text:span text:style-name="T2">sudo dpkg -i raspisms.ded</text:span></text:p>
        </text:list-item>
        <text:list-item>
          <text:p text:style-name="P12"><text:span text:style-name="T1">Type this command: </text:span><text:span text:style-name="T2">sudo aptitude install raspisms</text:span></text:p>
        </text:list-item>
      </text:list>
      <text:p text:style-name="Standard"><text:span text:style-name="T5">Second way</text:span></text:p>
      <text:list xml:id="list961898473346056484" text:style-name="WWNum9">
        <text:list-item>
          <text:p text:style-name="P13"><text:span text:style-name="T1">Check if your USB 3G dongle is supported by Gammu on this website : </text:span><text:a xlink:type="simple" xlink:href="https://wammu.eu/phones/" text:style-name="Internet_20_link" text:visited-style-name="Visited_20_Internet_20_Link">https://wammu.eu/phones/</text:a></text:p>
        </text:list-item>
        <text:list-item>
          <text:p text:style-name="P13"><text:span text:style-name="T1">Type this command : </text:span><text:span text:style-name="T2">sudo aptitude update</text:span></text:p>
        </text:list-item>
        <text:list-item>
          <text:p text:style-name="P13"><text:span text:style-name="T1">Type this command: </text:span><text:span text:style-name="T2">sudo aptitude upgrade</text:span></text:p>
        </text:list-item>
        <text:list-item>
          <text:p text:style-name="P13"><text:span text:style-name="T1">Type this command: </text:span><text:span text:style-name="T2">sudo aptitude install apache2 php php-mysql php-mbstring gammu gammu-smsd mysql-server</text:span></text:p>
        </text:list-item>
        <text:list-item>
          <text:p text:style-name="P13"><text:span text:style-name="T1">Type this command: </text:span><text:span text:style-name="T2">sudo a2enmod rewrite</text:span></text:p>
        </text:list-item>
        <text:list-item>
          <text:p text:style-name="P13"><text:span text:style-name="T1">Type this command: </text:span><text:span text:style-name="T2">sudo /etc/init.d/apache2 restart</text:span></text:p>
        </text:list-item>
        <text:list-item>
          <text:p text:style-name="P13"><text:span text:style-name="T1">Type this command: </text:span><text:span text:style-name="T2">sudo nano /var/www/html/.htaccess</text:span></text:p>
        </text:list-item>
      </text:list>
      <text:p text:style-name="List_20_Paragraph"><text:span text:style-name="T1">Write this line into the file: </text:span><text:span text:style-name="T4">deny from all</text:span></text:p>
      <text:p text:style-name="P10"><text:soft-page-break/></text:p>
      <text:list xml:id="list30636709" text:continue-numbering="true" text:style-name="WWNum9">
        <text:list-item>
          <text:p text:style-name="P13"><text:span text:style-name="T1">Type this command: </text:span><text:span text:style-name="T2">sudo nano /etc/apache2/apache2.conf</text:span></text:p>
        </text:list-item>
      </text:list>
      <text:p text:style-name="List_20_Paragraph"><text:span text:style-name="T1">Replace all the lines : </text:span><text:span text:style-name="T2">AllowOverride None</text:span><text:span text:style-name="T1"> by </text:span><text:span text:style-name="T2">AllowOverride All.</text:span></text:p>
      <text:p text:style-name="P9"/>
      <text:list xml:id="list30653355" text:continue-numbering="true" text:style-name="WWNum9">
        <text:list-item>
          <text:p text:style-name="P13"><text:span text:style-name="T1">Type this command: </text:span><text:span text:style-name="T2">sudo /etc/init.d/apache2 restart</text:span></text:p>
        </text:list-item>
        <text:list-item>
          <text:p text:style-name="P13"><text:span text:style-name="T1">Type this command: </text:span><text:span text:style-name="T2">sudo reboot</text:span></text:p>
        </text:list-item>
        <text:list-item>
          <text:p text:style-name="P13"><text:span text:style-name="T1">Type this command: </text:span><text:span text:style-name="T2">sudo rm /var/www/html/.htaccess</text:span></text:p>
        </text:list-item>
        <text:list-item>
          <text:p text:style-name="P13"><text:span text:style-name="T1">Type this command: dmesg</text:span></text:p>
        </text:list-item>
      </text:list>
      <text:p text:style-name="List_20_Paragraph"><text:span text:style-name="T1">Memorize the port seeming like /dev/ttyUSB0.</text:span></text:p>
      <text:p text:style-name="P10"/>
      <text:list xml:id="list30626673" text:continue-numbering="true" text:style-name="WWNum9">
        <text:list-item>
          <text:p text:style-name="P13"><text:span text:style-name="T1">Type this command: </text:span><text:span text:style-name="T2">sudo nano /etc/gammu-smsdrc</text:span></text:p>
        </text:list-item>
      </text:list>
      <text:p text:style-name="List_20_Paragraph"><text:span text:style-name="T1">Enter the port into the file.</text:span></text:p>
      <text:p text:style-name="List_20_Paragraph"><text:span text:style-name="T2">[gammu]</text:span></text:p>
      <text:p text:style-name="List_20_Paragraph"><text:span text:style-name="T2"># Please configure this!</text:span></text:p>
      <text:p text:style-name="List_20_Paragraph"><text:span text:style-name="T2">port = the port</text:span></text:p>
      <text:p text:style-name="List_20_Paragraph"><text:span text:style-name="T2">connection = at19200</text:span></text:p>
      <text:p text:style-name="List_20_Paragraph"><text:span text:style-name="T2">#pin = XXXX</text:span></text:p>
      <text:p text:style-name="List_20_Paragraph"><text:span text:style-name="T2"># Debugging</text:span></text:p>
      <text:p text:style-name="List_20_Paragraph"><text:span text:style-name="T2"># logformat = textall</text:span></text:p>
      <text:p text:style-name="P9"/>
      <text:p text:style-name="List_20_Paragraph"><text:span text:style-name="T1">Enter the pin if you like.</text:span></text:p>
      <text:p text:style-name="P9"/>
      <text:list xml:id="list30643408" text:continue-numbering="true" text:style-name="WWNum9">
        <text:list-item>
          <text:p text:style-name="P11"/>
        </text:list-item>
      </text:list>
      <text:list xml:id="list30649100" text:continue-list="list30637189" text:style-name="Outline">
        <text:list-item>
          <text:h text:style-name="Heading_20_1" text:outline-level="1"><text:bookmark-start text:name="__RefHeading__472_116078670"/><text:bookmark-start text:name="_Toc26196854"/><text:span text:style-name="T1">Chapter 7: How to install mysql-server?</text:span><text:bookmark-end text:name="__RefHeading__472_116078670"/><text:bookmark-end text:name="_Toc26196854"/></text:h>
        </text:list-item>
      </text:list>
      <text:p text:style-name="Standard"><text:span text:style-name="T1">Link: </text:span><text:a xlink:type="simple" xlink:href="https://thepi.io/how-to-set-up-a-web-server-on-the-raspberry-pi/" text:style-name="Internet_20_link" text:visited-style-name="Visited_20_Internet_20_Link">https://thepi.io/how-to-set-up-a-web-server-on-the-raspberry-pi/</text:a></text:p>
      <text:list xml:id="list1564134987962379680" text:style-name="WWNum10">
        <text:list-item>
          <text:p text:style-name="P14"><text:span text:style-name="T1">Type this command: </text:span><text:span text:style-name="T2">sudo aptitude install mysql-server</text:span></text:p>
        </text:list-item>
        <text:list-item>
          <text:p text:style-name="P14"><text:span text:style-name="T1">Type this command: </text:span><text:span text:style-name="T2">sudo mysql_secure_installation</text:span></text:p>
        </text:list-item>
      </text:list>
      <text:p text:style-name="P1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423cm" fo:margin-bottom="0cm" fo:line-height="108%" text:number-lines="false" text:line-number="0"/>
      <style:text-properties fo:font-size="16pt" fo:font-weight="normal" style:font-size-asian="16pt" style:language-asian="fr" style:country-asian="FR" style:font-weight-asian="normal" style:font-size-complex="16pt" style:font-weight-complex="normal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istrateur</meta:initial-creator>
    <dc:creator>Jason Aloyau</dc:creator>
    <meta:editing-cycles>8</meta:editing-cycles>
    <meta:creation-date>2019-04-17T10:47:00</meta:creation-date>
    <dc:date>2021-10-06T10:41:00.02</dc:date>
    <meta:editing-duration>PT42S</meta:editing-duration>
    <meta:generator>OpenOffice/4.1.8$Win32 OpenOffice.org_project/418m3$Build-9803</meta:generator>
    <meta:document-statistic meta:table-count="0" meta:image-count="0" meta:object-count="0" meta:page-count="5" meta:paragraph-count="119" meta:word-count="713" meta:character-count="4924"/>
    <meta:user-defined meta:name="AppVersion">15.0000</meta:user-defined>
    <meta:user-defined meta:name="Company">Entreprise_ALOYA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